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8.883cm"/>
    </style:style>
    <style:style style:name="co4" style:family="table-column">
      <style:table-column-properties fo:break-before="auto" style:column-width="5.248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5cm" fo:break-before="page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3" style:family="table-cell" style:parent-style-name="Default">
      <style:table-cell-properties fo:wrap-option="wrap" fo:padding-bottom="0.049cm" fo:padding-left="0.035cm" fo:padding-right="0.035cm" fo:padding-top="0.049cm" style:vertical-align="to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My CPU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3"/>
        <table:table-column table:style-name="co1" table:number-columns-repeated="252" table:default-cell-style-name="ce1"/>
        <table:table-row table:style-name="ro1">
          <table:table-cell table:number-columns-repeated="256"/>
        </table:table-row>
        <table:table-row table:style-name="ro1">
          <table:table-cell office:value-type="string">
            <text:p>4-bit opcode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LDC</text:p>
          </table:table-cell>
          <table:table-cell table:style-name="Default" office:value-type="string">
            <text:p>val4</text:p>
          </table:table-cell>
          <table:table-cell table:number-columns-repeated="25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D</text:p>
          </table:table-cell>
          <table:table-cell office:value-type="string">
            <text:p>offs4</text:p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</text:p>
          </table:table-cell>
          <table:table-cell office:value-type="string">
            <text:p>offs4</text:p>
          </table:table-cell>
          <table:table-cell table:number-columns-repeated="253"/>
        </table:table-row>
        <table:table-row table:style-name="ro2">
          <table:table-cell office:value-type="float" office:value="4">
            <text:p>4</text:p>
          </table:table-cell>
          <table:table-cell table:style-name="Default" office:value-type="string">
            <text:p>LDI</text:p>
          </table:table-cell>
          <table:table-cell office:value-type="string">
            <text:p>offs4</text:p>
          </table:table-cell>
          <table:table-cell table:style-name="Default"/>
          <table:table-cell table:number-columns-repeated="252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string">
            <text:p>STI</text:p>
          </table:table-cell>
          <table:table-cell office:value-type="string">
            <text:p>offs4</text:p>
          </table:table-cell>
          <table:table-cell table:number-columns-repeated="253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ARITHM</text:p>
          </table:table-cell>
          <table:table-cell office:value-type="string">
            <text:p>op4</text:p>
          </table:table-cell>
          <table:table-cell office:value-type="string">
            <text:p>ADD, ADC, SUB, SBB; AND, OR, XOR, NOT; NEG, SHR, SHL, CMP; INC, DEC, ADC0, SBB0</text:p>
          </table:table-cell>
          <table:table-cell table:number-columns-repeated="25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LF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string">
            <text:p>JMP</text:p>
          </table:table-cell>
          <table:table-cell office:value-type="string">
            <text:p>addr8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string">
            <text:p>ENTER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string">
            <text:p>LEAVE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NZ</text:p>
          </table:table-cell>
          <table:table-cell office:value-type="string">
            <text:p>addr8</text:p>
          </table:table-cell>
          <table:table-cell table:number-columns-repeated="25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NC</text:p>
          </table:table-cell>
          <table:table-cell office:value-type="string">
            <text:p>addr8</text:p>
          </table:table-cell>
          <table:table-cell table:number-columns-repeated="253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IJMP</text:p>
          </table:table-cell>
          <table:table-cell table:style-name="Default"/>
          <table:table-cell office:value-type="string">
            <text:p>IJMP can also implement RET; IJMP to 0xFF could be HALT</text:p>
          </table:table-cell>
          <table:table-cell/>
          <table:table-cell office:value-type="string">
            <text:p>CALL</text:p>
          </table:table-cell>
          <table:table-cell table:number-columns-repeated="25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ICALL</text:p>
          </table:table-cell>
          <table:table-cell table:number-columns-repeated="3"/>
          <table:table-cell office:value-type="string">
            <text:p>RET</text:p>
          </table:table-cell>
          <table:table-cell table:number-columns-repeated="250"/>
        </table:table-row>
        <table:table-row table:style-name="ro2">
          <table:table-cell office:value-type="float" office:value="15">
            <text:p>15</text:p>
          </table:table-cell>
          <table:table-cell table:style-name="Default" office:value-type="string">
            <text:p>RET</text:p>
          </table:table-cell>
          <table:table-cell table:style-name="Default" table:number-columns-repeated="2"/>
          <table:table-cell/>
          <table:table-cell office:value-type="string">
            <text:p>FCALL</text:p>
          </table:table-cell>
          <table:table-cell table:number-columns-repeated="25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IO</text:p>
          </table:table-cell>
          <table:table-cell office:value-type="string">
            <text:p>dir1+port3</text:p>
          </table:table-cell>
          <table:table-cell table:style-name="Default"/>
          <table:table-cell/>
          <table:table-cell office:value-type="string">
            <text:p>FRET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8-bit opcode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TRL</text:p>
          </table:table-cell>
          <table:table-cell office:value-type="string">
            <text:p>op4</text:p>
          </table:table-cell>
          <table:table-cell office:value-type="string">
            <text:p>NOP, RET, LRET, HLT, ENTER, LEAVE, ZEROS2, ZEROS3, ZEROS4</text:p>
          </table:table-cell>
          <table:table-cell table:number-columns-repeated="252"/>
        </table:table-row>
        <table:table-row table:style-name="ro4">
          <table:table-cell table:style-name="ce2" office:value-type="string">
            <text:p>1a</text:p>
          </table:table-cell>
          <table:table-cell office:value-type="string">
            <text:p>CTRL</text:p>
          </table:table-cell>
          <table:table-cell office:value-type="string">
            <text:p>op4 val8</text:p>
          </table:table-cell>
          <table:table-cell office:value-type="string">
            <text:p>LDC2 </text:p>
          </table:table-cell>
          <table:table-cell table:number-columns-repeated="252"/>
        </table:table-row>
        <table:table-row table:style-name="ro4">
          <table:table-cell table:style-name="ce2" office:value-type="string">
            <text:p>1b</text:p>
          </table:table-cell>
          <table:table-cell office:value-type="string">
            <text:p>CTRL</text:p>
          </table:table-cell>
          <table:table-cell office:value-type="string">
            <text:p>op4 val16</text:p>
          </table:table-cell>
          <table:table-cell office:value-type="string">
            <text:p>LDC4 </text:p>
          </table:table-cell>
          <table:table-cell table:number-columns-repeated="25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DC</text:p>
          </table:table-cell>
          <table:table-cell office:value-type="string">
            <text:p>val4</text:p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D</text:p>
          </table:table-cell>
          <table:table-cell office:value-type="string">
            <text:p>offs4</text:p>
          </table:table-cell>
          <table:table-cell table:number-columns-repeated="25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D2</text:p>
          </table:table-cell>
          <table:table-cell office:value-type="string">
            <text:p>offs4</text:p>
          </table:table-cell>
          <table:table-cell table:number-columns-repeated="25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T</text:p>
          </table:table-cell>
          <table:table-cell office:value-type="string">
            <text:p>offs4</text:p>
          </table:table-cell>
          <table:table-cell table:number-columns-repeated="25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T2</text:p>
          </table:table-cell>
          <table:table-cell office:value-type="string">
            <text:p>offs4</text:p>
          </table:table-cell>
          <table:table-cell table:style-name="Default"/>
          <table:table-cell table:number-columns-repeated="252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STACK</text:p>
          </table:table-cell>
          <table:table-cell office:value-type="string">
            <text:p>op4</text:p>
          </table:table-cell>
          <table:table-cell office:value-type="string">
            <text:p>DUP, DROP, SWAP, ROT ,LDI, STI, OVER, STF, CLF, ...</text:p>
          </table:table-cell>
          <table:table-cell table:number-columns-repeated="25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ARITHM</text:p>
          </table:table-cell>
          <table:table-cell office:value-type="string">
            <text:p>op4</text:p>
          </table:table-cell>
          <table:table-cell office:value-type="string">
            <text:p>ADD, ADC, SUB, SBB; AND, OR, XOR, NOT; NEG, SHR, SHL, CMP; INC, DEC, ADD0, SUB0</text:p>
          </table:table-cell>
          <table:table-cell table:number-columns-repeated="25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MP</text:p>
          </table:table-cell>
          <table:table-cell office:value-type="string">
            <text:p>offs4</text:p>
          </table:table-cell>
          <table:table-cell table:number-columns-repeated="25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JNZ</text:p>
          </table:table-cell>
          <table:table-cell office:value-type="string">
            <text:p>offs4</text:p>
          </table:table-cell>
          <table:table-cell table:number-columns-repeated="25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NC</text:p>
          </table:table-cell>
          <table:table-cell office:value-type="string">
            <text:p>offs4</text:p>
          </table:table-cell>
          <table:table-cell table:number-columns-repeated="25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ALL</text:p>
          </table:table-cell>
          <table:table-cell office:value-type="string">
            <text:p>offs4</text:p>
          </table:table-cell>
          <table:table-cell table:number-columns-repeated="253"/>
        </table:table-row>
        <table:table-row table:style-name="ro1"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float" office:value="14">
            <text:p>14</text:p>
          </table:table-cell>
          <table:table-cell table:number-columns-repeated="255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LONG</text:p>
          </table:table-cell>
          <table:table-cell office:value-type="string">
            <text:p>op4 addr</text:p>
          </table:table-cell>
          <table:table-cell office:value-type="string">
            <text:p>JMP, JNZ, JNC, CALL, ...</text:p>
          </table:table-cell>
          <table:table-cell table:number-columns-repeated="25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O</text:p>
          </table:table-cell>
          <table:table-cell office:value-type="string">
            <text:p>dir1+port3</text:p>
          </table:table-cell>
          <table:table-cell table:number-columns-repeated="253"/>
        </table:table-row>
        <table:table-row table:style-name="ro5">
          <table:table-cell table:number-columns-repeated="256"/>
        </table:table-row>
        <table:table-row table:style-name="ro1">
          <table:table-cell office:value-type="string">
            <text:p>16-bit opcode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TRL</text:p>
          </table:table-cell>
          <table:table-cell office:value-type="string">
            <text:p>op8</text:p>
          </table:table-cell>
          <table:table-cell office:value-type="string">
            <text:p>NOP, RET, LRET, HLT, ENTER, LEAVE, ZEROS2, ZEROS3, ZEROS4</text:p>
          </table:table-cell>
          <table:table-cell table:number-columns-repeated="252"/>
        </table:table-row>
        <table:table-row table:style-name="ro4">
          <table:table-cell table:style-name="ce2" office:value-type="string">
            <text:p>1a</text:p>
          </table:table-cell>
          <table:table-cell office:value-type="string">
            <text:p>CTRL</text:p>
          </table:table-cell>
          <table:table-cell office:value-type="string">
            <text:p>op4 val8</text:p>
          </table:table-cell>
          <table:table-cell office:value-type="string">
            <text:p>LDC2 </text:p>
          </table:table-cell>
          <table:table-cell table:number-columns-repeated="252"/>
        </table:table-row>
        <table:table-row table:style-name="ro4">
          <table:table-cell table:style-name="ce2" office:value-type="string">
            <text:p>1b</text:p>
          </table:table-cell>
          <table:table-cell office:value-type="string">
            <text:p>CTRL</text:p>
          </table:table-cell>
          <table:table-cell office:value-type="string">
            <text:p>op4 val16</text:p>
          </table:table-cell>
          <table:table-cell office:value-type="string">
            <text:p>LDC4 </text:p>
          </table:table-cell>
          <table:table-cell table:number-columns-repeated="25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DC</text:p>
          </table:table-cell>
          <table:table-cell office:value-type="string">
            <text:p>val8</text:p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D</text:p>
          </table:table-cell>
          <table:table-cell office:value-type="string">
            <text:p>offs8</text:p>
          </table:table-cell>
          <table:table-cell table:number-columns-repeated="25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D2</text:p>
          </table:table-cell>
          <table:table-cell office:value-type="string">
            <text:p>val8</text:p>
          </table:table-cell>
          <table:table-cell table:number-columns-repeated="25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T</text:p>
          </table:table-cell>
          <table:table-cell office:value-type="string">
            <text:p>offs8</text:p>
          </table:table-cell>
          <table:table-cell table:number-columns-repeated="25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T2</text:p>
          </table:table-cell>
          <table:table-cell office:value-type="string">
            <text:p>offs8</text:p>
          </table:table-cell>
          <table:table-cell table:style-name="Default"/>
          <table:table-cell table:number-columns-repeated="252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STACK</text:p>
          </table:table-cell>
          <table:table-cell office:value-type="string">
            <text:p>op8</text:p>
          </table:table-cell>
          <table:table-cell office:value-type="string">
            <text:p>DUP, DROP, SWAP, ROT, LDI, STI, OVER, STF, CLF, ...</text:p>
          </table:table-cell>
          <table:table-cell table:number-columns-repeated="252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ARITHM</text:p>
          </table:table-cell>
          <table:table-cell office:value-type="string">
            <text:p>op8</text:p>
          </table:table-cell>
          <table:table-cell office:value-type="string">
            <text:p>ADD, ADC, SUB, SBB; AND, OR, XOR, NOT; NEG, SHR, SHL, CMP; INC, DEC, ADD0, SUB0, and double precision commands :)</text:p>
          </table:table-cell>
          <table:table-cell table:number-columns-repeated="25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MP</text:p>
          </table:table-cell>
          <table:table-cell office:value-type="string">
            <text:p>offs8</text:p>
          </table:table-cell>
          <table:table-cell table:number-columns-repeated="25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JNZ</text:p>
          </table:table-cell>
          <table:table-cell office:value-type="string">
            <text:p>offs8</text:p>
          </table:table-cell>
          <table:table-cell table:number-columns-repeated="25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NC</text:p>
          </table:table-cell>
          <table:table-cell office:value-type="string">
            <text:p>offs8</text:p>
          </table:table-cell>
          <table:table-cell table:number-columns-repeated="25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ALL</text:p>
          </table:table-cell>
          <table:table-cell office:value-type="string">
            <text:p>offs8</text:p>
          </table:table-cell>
          <table:table-cell table:number-columns-repeated="253"/>
        </table:table-row>
        <table:table-row table:style-name="ro1">
          <table:table-cell office:value-type="float" office:value="13">
            <text:p>13</text:p>
          </table:table-cell>
          <table:table-cell table:number-columns-repeated="255"/>
        </table:table-row>
        <table:table-row table:style-name="ro1">
          <table:table-cell office:value-type="float" office:value="14">
            <text:p>14</text:p>
          </table:table-cell>
          <table:table-cell table:number-columns-repeated="255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LONG</text:p>
          </table:table-cell>
          <table:table-cell office:value-type="string">
            <text:p>op4</text:p>
          </table:table-cell>
          <table:table-cell office:value-type="string">
            <text:p>JMP, JNZ, JNC, CALL, ...</text:p>
          </table:table-cell>
          <table:table-cell table:number-columns-repeated="25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O</text:p>
          </table:table-cell>
          <table:table-cell office:value-type="string">
            <text:p>dir1+port3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D2</text:p>
          </table:table-cell>
          <table:table-cell office:value-type="string">
            <text:p>offs8</text:p>
          </table:table-cell>
          <table:table-cell table:number-columns-repeated="25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D4</text:p>
          </table:table-cell>
          <table:table-cell office:value-type="string">
            <text:p>offs8</text:p>
          </table:table-cell>
          <table:table-cell table:number-columns-repeated="25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LOAT</text:p>
          </table:table-cell>
          <table:table-cell office:value-type="string">
            <text:p>op8</text:p>
          </table:table-cell>
          <table:table-cell table:number-columns-repeated="25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...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With 16 bits we can introduce: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loading of larger values (up to 10 bits),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longer jumps (up to 10 bits),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indexed loads,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and so on ...</text:p>
          </table:table-cell>
          <table:table-cell table:number-columns-repeated="254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ISC" table:style-name="ta1" table:print="false">
        <table:table-column table:style-name="co4" table:default-cell-style-name="Default"/>
        <table:table-column table:style-name="co1" table:number-columns-repeated="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>
            <text:p>http://www.ultratechnology.com/mup21.htm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Transfer Instructions:</text:p>
          </table:table-cell>
          <table:table-cell office:value-type="string">
            <text:p>JUMP, CALL, RET, JZ, JCZ</text:p>
          </table:table-cell>
          <table:table-cell/>
        </table:table-row>
        <table:table-row table:style-name="ro2">
          <table:table-cell table:style-name="ce4" office:value-type="string">
            <text:p>Memory Instructions:</text:p>
          </table:table-cell>
          <table:table-cell office:value-type="string">
            <text:p>LOAD, STORE, LOADP, STOREP, LIT</text:p>
          </table:table-cell>
          <table:table-cell/>
        </table:table-row>
        <table:table-row table:style-name="ro2">
          <table:table-cell table:style-name="ce4" office:value-type="string">
            <text:p>ALU Instructions:</text:p>
          </table:table-cell>
          <table:table-cell office:value-type="string">
            <text:p>COM, XOR, AND, ADD, SHL, SHR, ADDNZ</text:p>
          </table:table-cell>
          <table:table-cell/>
        </table:table-row>
        <table:table-row table:style-name="ro2">
          <table:table-cell table:style-name="ce4" office:value-type="string">
            <text:p>Register Instructions:</text:p>
          </table:table-cell>
          <table:table-cell office:value-type="string">
            <text:p>LOADA, STOREA, DUP, DROP, OVER, NOP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JUMP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CALL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RET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JZ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JNZ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LD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ST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LIT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COM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XOR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AND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ADD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SHL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SHR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DUP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DROP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4-bit opcodes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office:value-type="string">
            <text:p>LD</text:p>
          </table:table-cell>
          <table:table-cell office:value-type="string">
            <text:p>a4</text:p>
          </table:table-cell>
          <table:table-cell/>
          <table:table-cell office:value-type="string">
            <text:p>JSR</text:p>
          </table:table-cell>
          <table:table-cell office:value-type="string">
            <text:p>p4</text:p>
          </table:table-cell>
        </table:table-row>
        <table:table-row table:style-name="ro2">
          <table:table-cell/>
          <table:table-cell office:value-type="string">
            <text:p>LDC</text:p>
          </table:table-cell>
          <table:table-cell office:value-type="string">
            <text:p>d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</text:p>
          </table:table-cell>
          <table:table-cell office:value-type="string">
            <text:p>a4</text:p>
          </table:table-cell>
          <table:table-cell/>
          <table:table-cell office:value-type="string">
            <text:p>FLD</text:p>
          </table:table-cell>
          <table:table-cell office:value-type="string">
            <text:p>a8/a12</text:p>
          </table:table-cell>
        </table:table-row>
        <table:table-row table:style-name="ro2">
          <table:table-cell/>
          <table:table-cell office:value-type="string">
            <text:p>ARITHM</text:p>
          </table:table-cell>
          <table:table-cell office:value-type="string">
            <text:p>op4</text:p>
          </table:table-cell>
          <table:table-cell/>
          <table:table-cell office:value-type="string">
            <text:p>FST</text:p>
          </table:table-cell>
          <table:table-cell office:value-type="string">
            <text:p>a8/a1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CLF</text:p>
          </table:table-cell>
          <table:table-cell table:number-columns-repeated="2"/>
          <table:table-cell office:value-type="string">
            <text:p>LDI</text:p>
          </table:table-cell>
          <table:table-cell office:value-type="string">
            <text:p>p4</text:p>
          </table:table-cell>
        </table:table-row>
        <table:table-row table:style-name="ro2">
          <table:table-cell/>
          <table:table-cell office:value-type="string">
            <text:p>JNZ</text:p>
          </table:table-cell>
          <table:table-cell office:value-type="string">
            <text:p>a4</text:p>
          </table:table-cell>
          <table:table-cell/>
          <table:table-cell office:value-type="string">
            <text:p>STI</text:p>
          </table:table-cell>
          <table:table-cell office:value-type="string">
            <text:p>p4</text:p>
          </table:table-cell>
        </table:table-row>
        <table:table-row table:style-name="ro2">
          <table:table-cell/>
          <table:table-cell office:value-type="string">
            <text:p>JNC</text:p>
          </table:table-cell>
          <table:table-cell office:value-type="string">
            <text:p>a4</text:p>
          </table:table-cell>
          <table:table-cell/>
          <table:table-cell office:value-type="string">
            <text:p>ICALL</text:p>
          </table:table-cell>
          <table:table-cell/>
        </table:table-row>
        <table:table-row table:style-name="ro2">
          <table:table-cell/>
          <table:table-cell office:value-type="string">
            <text:p>FJSR</text:p>
          </table:table-cell>
          <table:table-cell office:value-type="string">
            <text:p>p8</text:p>
          </table:table-cell>
          <table:table-cell/>
          <table:table-cell office:value-type="string">
            <text:p>IO</text:p>
          </table:table-cell>
          <table:table-cell office:value-type="string">
            <text:p>d1+io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IJMP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DRET</text:p>
          </table:table-cell>
          <table:table-cell office:value-type="string">
            <text:p>a4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office:value-type="string">
            <text:p>Idea: different opcode tables for different memory pages?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dea: simultaneous access to two pages, one for data, another for progs?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7">27/09/2009</text:date>, <text:time>16:2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aulius Grazulis</meta:initial-creator>
    <meta:creation-date>2009-03-08T14:32:27</meta:creation-date>
    <dc:creator>Saulius Grazulis</dc:creator>
    <dc:date>2009-09-27T16:25:22</dc:date>
    <meta:printed-by>saulius Grazulis</meta:printed-by>
    <meta:print-date>2009-03-08T15:55:40</meta:print-date>
    <meta:editing-cycles>36</meta:editing-cycles>
    <meta:editing-duration>PT3H8M22S</meta:editing-duration>
    <meta:user-defined meta:name="Info 1"/>
    <meta:user-defined meta:name="Info 2"/>
    <meta:user-defined meta:name="Info 3"/>
    <meta:user-defined meta:name="Info 4"/>
    <meta:document-statistic meta:table-count="3" meta:cell-count="254"/>
  </office:meta>
</office:document-meta>
</file>